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4.628cm" table:align="left"/>
    </style:style>
    <style:style style:name="Tableau1.A" style:family="table-column">
      <style:table-column-properties style:column-width="14.628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>
      <style:paragraph-properties fo:text-align="justify" style:justify-single-word="false" fo:widows="1"/>
    </style:style>
    <style:style style:name="P2" style:family="paragraph" style:parent-style-name="Text_20_body" style:list-style-name="L2">
      <style:paragraph-properties fo:text-align="justify" style:justify-single-word="false" fo:widows="1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3" style:family="paragraph" style:parent-style-name="Text_20_body" style:list-style-name="L3">
      <style:paragraph-properties fo:text-align="justify" style:justify-single-word="false" fo:widows="1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4" style:family="paragraph" style:parent-style-name="Text_20_body" style:list-style-name="L4">
      <style:paragraph-properties fo:text-align="justify" style:justify-single-word="false" fo:widows="1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5" style:family="paragraph" style:parent-style-name="Text_20_body" style:list-style-name="L5">
      <style:paragraph-properties fo:text-align="justify" style:justify-single-word="false" fo:widows="1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6" style:family="paragraph" style:parent-style-name="Text_20_body" style:list-style-name="L6">
      <style:paragraph-properties fo:text-align="justify" style:justify-single-word="false" fo:widows="1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7" style:family="paragraph" style:parent-style-name="Text_20_body" style:list-style-name="L7">
      <style:paragraph-properties fo:text-align="justify" style:justify-single-word="false" fo:widows="1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8" style:family="paragraph" style:parent-style-name="Text_20_body" style:list-style-name="L8">
      <style:paragraph-properties fo:text-align="justify" style:justify-single-word="false" fo:widows="1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9" style:family="paragraph" style:parent-style-name="Text_20_body" style:list-style-name="L9">
      <style:paragraph-properties fo:text-align="justify" style:justify-single-word="false" fo:widows="1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0" style:family="paragraph" style:parent-style-name="Text_20_body" style:list-style-name="L10">
      <style:paragraph-properties fo:text-align="justify" style:justify-single-word="false" fo:widows="1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1" style:family="paragraph" style:parent-style-name="Text_20_body" style:list-style-name="L11">
      <style:paragraph-properties fo:text-align="justify" style:justify-single-word="false" fo:widows="1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2" style:family="paragraph" style:parent-style-name="Text_20_body" style:list-style-name="L12">
      <style:paragraph-properties fo:text-align="justify" style:justify-single-word="false" fo:widows="1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3" style:family="paragraph" style:parent-style-name="Text_20_body" style:list-style-name="L1">
      <style:paragraph-properties fo:margin-top="0cm" fo:margin-bottom="0cm" loext:contextual-spacing="false" fo:text-align="justify" style:justify-single-word="false" fo:widows="1"/>
    </style:style>
    <style:style style:name="P14" style:family="paragraph" style:parent-style-name="Text_20_body" style:list-style-name="L2">
      <style:paragraph-properties fo:margin-top="0cm" fo:margin-bottom="0cm" loext:contextual-spacing="false" fo:text-align="justify" style:justify-single-word="false" fo:widows="1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5" style:family="paragraph" style:parent-style-name="Text_20_body" style:list-style-name="L3">
      <style:paragraph-properties fo:margin-top="0cm" fo:margin-bottom="0cm" loext:contextual-spacing="false" fo:text-align="justify" style:justify-single-word="false" fo:widows="1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6" style:family="paragraph" style:parent-style-name="Text_20_body" style:list-style-name="L4">
      <style:paragraph-properties fo:margin-top="0cm" fo:margin-bottom="0cm" loext:contextual-spacing="false" fo:text-align="justify" style:justify-single-word="false" fo:widows="1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7" style:family="paragraph" style:parent-style-name="Text_20_body" style:list-style-name="L5">
      <style:paragraph-properties fo:margin-top="0cm" fo:margin-bottom="0cm" loext:contextual-spacing="false" fo:text-align="justify" style:justify-single-word="false" fo:widows="1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8" style:family="paragraph" style:parent-style-name="Text_20_body" style:list-style-name="L6">
      <style:paragraph-properties fo:margin-top="0cm" fo:margin-bottom="0cm" loext:contextual-spacing="false" fo:text-align="justify" style:justify-single-word="false" fo:widows="1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9" style:family="paragraph" style:parent-style-name="Text_20_body" style:list-style-name="L7">
      <style:paragraph-properties fo:margin-top="0cm" fo:margin-bottom="0cm" loext:contextual-spacing="false" fo:text-align="justify" style:justify-single-word="false" fo:widows="1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0" style:family="paragraph" style:parent-style-name="Text_20_body" style:list-style-name="L8">
      <style:paragraph-properties fo:margin-top="0cm" fo:margin-bottom="0cm" loext:contextual-spacing="false" fo:text-align="justify" style:justify-single-word="false" fo:widows="1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1" style:family="paragraph" style:parent-style-name="Text_20_body" style:list-style-name="L11">
      <style:paragraph-properties fo:margin-top="0cm" fo:margin-bottom="0cm" loext:contextual-spacing="false" fo:text-align="justify" style:justify-single-word="false" fo:widows="1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2" style:family="paragraph" style:parent-style-name="Text_20_body" style:list-style-name="L12">
      <style:paragraph-properties fo:margin-top="0cm" fo:margin-bottom="0cm" loext:contextual-spacing="false" fo:text-align="justify" style:justify-single-word="false" fo:widows="1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3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4" style:family="paragraph" style:parent-style-name="Heading_20_1">
      <style:paragraph-properties fo:text-align="center" style:justify-single-word="false" fo:background-color="#ffdb43" fo:padding="0cm" fo:border="none">
        <style:background-image/>
      </style:paragraph-properties>
      <style:text-properties fo:color="#000000"/>
    </style:style>
    <style:style style:name="P25" style:family="paragraph" style:parent-style-name="Heading_20_2">
      <style:paragraph-properties fo:margin-left="0cm" fo:margin-right="0cm" fo:text-align="justify" style:justify-single-word="false" fo:widows="1" fo:text-indent="0cm" style:auto-text-indent="false" fo:padding="0cm" fo:border="none"/>
      <style:text-properties fo:font-variant="normal" fo:text-transform="none" fo:color="#ffffff" style:font-name="Times New Roman" fo:letter-spacing="normal" fo:font-style="normal"/>
    </style:style>
    <style:style style:name="P26" style:family="paragraph" style:parent-style-name="Heading_20_3">
      <style:paragraph-properties fo:margin-left="0cm" fo:margin-right="0cm" fo:text-align="justify" style:justify-single-word="false" fo:widows="1" fo:text-indent="0cm" style:auto-text-indent="false" fo:padding="0cm" fo:border="none"/>
      <style:text-properties fo:font-variant="normal" fo:text-transform="none" fo:color="#ffffff" style:font-name="Times New Roman" fo:font-size="14pt" fo:letter-spacing="normal" fo:font-style="normal" fo:font-weight="bold"/>
    </style:style>
    <style:style style:name="P27" style:family="paragraph" style:parent-style-name="Quotations">
      <style:paragraph-properties fo:margin-left="0cm" fo:margin-right="0cm" fo:text-align="start" style:justify-single-word="false" fo:widows="1" fo:text-indent="0cm" style:auto-text-indent="false"/>
    </style:style>
    <style:style style:name="T1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2" style:family="text">
      <style:text-properties fo:font-variant="normal" fo:text-transform="none" fo:color="#000000" style:text-position="33% 80%" style:font-name="Times New Roman" fo:font-size="14pt" fo:letter-spacing="normal" fo:font-style="normal" fo:font-weight="normal"/>
    </style:style>
    <style:style style:name="T3" style:family="text">
      <style:text-properties fo:font-variant="normal" fo:text-transform="none" fo:color="#000000" style:text-position="33% 80%" style:font-name="Times New Roman" fo:font-size="12pt" fo:letter-spacing="normal" fo:font-style="normal" fo:font-weight="normal"/>
    </style:style>
    <style:style style:name="T4" style:family="text">
      <style:text-properties fo:font-variant="normal" fo:text-transform="none" fo:color="#000000" style:text-position="-33% 80%" style:font-name="Times New Roman" fo:font-size="14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h text:style-name="P24" text:outline-level="1">PPE - Attribution des places de parking</text:h>
          </table:table-cell>
        </table:table-row>
      </table:table>
      <text:h text:style-name="P25" text:outline-level="2"><text:bookmark text:name="sec1"/>Table des matières</text:h>
      <text:list xml:id="list3918094986572202861" text:style-name="L1">
        <text:list-item>
          <text:p text:style-name="P13"><text:a xlink:type="simple" xlink:href="http://enseignement.alexandre-mesle.com/PPE/parking/#sec2" text:style-name="Internet_20_link" text:visited-style-name="Visited_20_Internet_20_Link"><text:span text:style-name="T1">1  Présentation</text:span></text:a></text:p>
        </text:list-item>
        <text:list-item>
          <text:p text:style-name="P13"><text:a xlink:type="simple" xlink:href="http://enseignement.alexandre-mesle.com/PPE/parking/#sec3" text:style-name="Internet_20_link" text:visited-style-name="Visited_20_Internet_20_Link"><text:span text:style-name="T1">2  Spécification du besoin</text:span></text:a></text:p>
        </text:list-item>
        <text:list-item>
          <text:p text:style-name="P13"><text:a xlink:type="simple" xlink:href="http://enseignement.alexandre-mesle.com/PPE/parking/#sec4" text:style-name="Internet_20_link" text:visited-style-name="Visited_20_Internet_20_Link"><text:span text:style-name="T1">3  Résultats attendus</text:span></text:a></text:p>
          <text:list>
            <text:list-item>
              <text:p text:style-name="P13"><text:a xlink:type="simple" xlink:href="http://enseignement.alexandre-mesle.com/PPE/parking/#sec5" text:style-name="Internet_20_link" text:visited-style-name="Visited_20_Internet_20_Link"><text:span text:style-name="T1">3.1  Sécurité</text:span></text:a></text:p>
            </text:list-item>
            <text:list-item>
              <text:p text:style-name="P13"><text:a xlink:type="simple" xlink:href="http://enseignement.alexandre-mesle.com/PPE/parking/#sec6" text:style-name="Internet_20_link" text:visited-style-name="Visited_20_Internet_20_Link"><text:span text:style-name="T1">3.2  Gestion des mots de passe</text:span></text:a></text:p>
            </text:list-item>
            <text:list-item>
              <text:p text:style-name="P13"><text:a xlink:type="simple" xlink:href="http://enseignement.alexandre-mesle.com/PPE/parking/#sec7" text:style-name="Internet_20_link" text:visited-style-name="Visited_20_Internet_20_Link"><text:span text:style-name="T1">3.3  Espace utilisateur</text:span></text:a></text:p>
            </text:list-item>
            <text:list-item>
              <text:p text:style-name="P13"><text:a xlink:type="simple" xlink:href="http://enseignement.alexandre-mesle.com/PPE/parking/#sec8" text:style-name="Internet_20_link" text:visited-style-name="Visited_20_Internet_20_Link"><text:span text:style-name="T1">3.4  Espace administrateur</text:span></text:a></text:p>
            </text:list-item>
            <text:list-item>
              <text:p text:style-name="P13"><text:a xlink:type="simple" xlink:href="http://enseignement.alexandre-mesle.com/PPE/parking/#sec9" text:style-name="Internet_20_link" text:visited-style-name="Visited_20_Internet_20_Link"><text:span text:style-name="T1">3.5  Pages web</text:span></text:a></text:p>
            </text:list-item>
            <text:list-item>
              <text:p text:style-name="P13"><text:a xlink:type="simple" xlink:href="http://enseignement.alexandre-mesle.com/PPE/parking/#sec10" text:style-name="Internet_20_link" text:visited-style-name="Visited_20_Internet_20_Link"><text:span text:style-name="T1">3.6  Documentation</text:span></text:a></text:p>
            </text:list-item>
            <text:list-item>
              <text:p text:style-name="P13"><text:a xlink:type="simple" xlink:href="http://enseignement.alexandre-mesle.com/PPE/parking/#sec11" text:style-name="Internet_20_link" text:visited-style-name="Visited_20_Internet_20_Link"><text:span text:style-name="T1">3.7  Accès depuis le réseau local</text:span></text:a></text:p>
            </text:list-item>
          </text:list>
        </text:list-item>
        <text:list-item>
          <text:p text:style-name="P13"><text:a xlink:type="simple" xlink:href="http://enseignement.alexandre-mesle.com/PPE/parking/#sec12" text:style-name="Internet_20_link" text:visited-style-name="Visited_20_Internet_20_Link"><text:span text:style-name="T1">4  Productions</text:span></text:a></text:p>
          <text:list>
            <text:list-item>
              <text:p text:style-name="P13"><text:a xlink:type="simple" xlink:href="http://enseignement.alexandre-mesle.com/PPE/parking/#sec13" text:style-name="Internet_20_link" text:visited-style-name="Visited_20_Internet_20_Link"><text:span text:style-name="T1">4.1  Chef de projet</text:span></text:a></text:p>
            </text:list-item>
            <text:list-item>
              <text:p text:style-name="P13"><text:a xlink:type="simple" xlink:href="http://enseignement.alexandre-mesle.com/PPE/parking/#sec14" text:style-name="Internet_20_link" text:visited-style-name="Visited_20_Internet_20_Link"><text:span text:style-name="T1">4.2  Équipe</text:span></text:a></text:p>
            </text:list-item>
            <text:list-item>
              <text:p text:style-name="P1"><text:a xlink:type="simple" xlink:href="http://enseignement.alexandre-mesle.com/PPE/parking/#sec15" text:style-name="Internet_20_link" text:visited-style-name="Visited_20_Internet_20_Link"><text:span text:style-name="T1">4.3  Individuel</text:span></text:a></text:p>
            </text:list-item>
          </text:list>
        </text:list-item>
      </text:list>
      <text:h text:style-name="P25" text:outline-level="2"><text:bookmark text:name="sec2"/>1  Présentation</text:h>
      <text:p text:style-name="P23">Afin d’éviter le stationnement sauvage dans le labyrinthe qu’est le parking, il a été décidé d’attribuer à chaque membre qui le demandait une place de parking numérotée.</text:p>
      <text:h text:style-name="P25" text:outline-level="2"><text:bookmark text:name="sec3"/>2  Spécification du besoin</text:h>
      <text:list xml:id="list7702484998882300213" text:style-name="L2">
        <text:list-item>
          <text:p text:style-name="P14">Le front-office doit être sécurisé et n’accepter que les demandes du personnel des ligues. Les inscriptions au service de réservation de place doivent être validées par un administrateur.</text:p>
        </text:list-item>
        <text:list-item>
          <text:p text:style-name="P14">L’administrateur, seul utilisateur du back-office, doit pouvoir éditer la liste des places et valider les demandes d’inscription des utilisateurs.</text:p>
        </text:list-item>
        <text:list-item>
          <text:p text:style-name="P14">Les places libres sont attribuées aléatoirement par le système, chaque utilisateur possède sa place pour une durée déterminée par l’administrateur.</text:p>
        </text:list-item>
        <text:list-item>
          <text:p text:style-name="P14">Si une demande ne peut pas être satisfaite, l’utilisateur est placé en liste d’attente.</text:p>
        </text:list-item>
        <text:list-item>
          <text:p text:style-name="P2">Quand un utilisateur perd sa place, il est placé à la fin de la file d’attente.</text:p>
        </text:list-item>
      </text:list>
      <text:h text:style-name="P25" text:outline-level="2"><text:bookmark text:name="sec4"/><text:soft-page-break/>3  Résultats attendus</text:h>
      <text:p text:style-name="P23">Il serait souhaitable que les fonctionnalités ci-après soient mises en place. Si vous n’avez pas le temps de toutes les traiter, occupez-vous d’abord des plus importantes. S’il reste du temps, cherchez des améliorations à apporter.</text:p>
      <text:h text:style-name="P26" text:outline-level="3"><text:bookmark text:name="sec5"/>3.1  Sécurité</text:h>
      <text:list xml:id="list3489367267458479114" text:style-name="L3">
        <text:list-item>
          <text:p text:style-name="P15">Protection des accès par mot de passe.</text:p>
        </text:list-item>
        <text:list-item>
          <text:p text:style-name="P15">Contrôles de saisie des données côté serveur.</text:p>
        </text:list-item>
        <text:list-item>
          <text:p text:style-name="P15">Contrôles de saisie côté client.</text:p>
        </text:list-item>
        <text:list-item>
          <text:p text:style-name="P3">Protection contre les attaques par injection.</text:p>
        </text:list-item>
      </text:list>
      <text:h text:style-name="P26" text:outline-level="3"><text:bookmark text:name="sec6"/>3.2  Gestion des mots de passe</text:h>
      <text:list xml:id="list3985870477932145059" text:style-name="L4">
        <text:list-item>
          <text:p text:style-name="P16">Fonction "mot de passe perdu ?".</text:p>
        </text:list-item>
        <text:list-item>
          <text:p text:style-name="P4">Hachage des mots de passe.</text:p>
        </text:list-item>
      </text:list>
      <text:h text:style-name="P26" text:outline-level="3"><text:bookmark text:name="sec7"/>3.3  Espace utilisateur</text:h>
      <text:list xml:id="list7649589791428115896" text:style-name="L5">
        <text:list-item>
          <text:p text:style-name="P17">Vérification de l’identité par saisie d’un mot de passe.</text:p>
        </text:list-item>
        <text:list-item>
          <text:p text:style-name="P17">Possibilité de visualiser le numéro de place attribuée, ainsi que l’historique des places précédemment attribuées.</text:p>
        </text:list-item>
        <text:list-item>
          <text:p text:style-name="P17">Possibilité de faire une demande de réservation.</text:p>
        </text:list-item>
        <text:list-item>
          <text:p text:style-name="P17">Possibilité de connaître son rang sur la file d’attente.</text:p>
        </text:list-item>
        <text:list-item>
          <text:p text:style-name="P5">Modification du mot de passe.</text:p>
        </text:list-item>
      </text:list>
      <text:h text:style-name="P26" text:outline-level="3"><text:bookmark text:name="sec8"/>3.4  Espace administrateur</text:h>
      <text:list xml:id="list280521192600282597" text:style-name="L6">
        <text:list-item>
          <text:p text:style-name="P18">Protection de l’accès par mot de passe.</text:p>
        </text:list-item>
        <text:list-item>
          <text:p text:style-name="P18">Édition de la liste des utilisateurs, réinitialisation des mots de passe.</text:p>
        </text:list-item>
        <text:list-item>
          <text:p text:style-name="P18">Édition de la liste des places</text:p>
        </text:list-item>
        <text:list-item>
          <text:p text:style-name="P18">Consultation de la liste d’attente.</text:p>
        </text:list-item>
        <text:list-item>
          <text:p text:style-name="P18">Consultation de l’historique d’attribution des places.</text:p>
        </text:list-item>
        <text:list-item>
          <text:p text:style-name="P18">Attribution manuelle des places.</text:p>
        </text:list-item>
        <text:list-item>
          <text:p text:style-name="P6">Édition de la file d’attente (modification de la position des personnes en attente).</text:p>
        </text:list-item>
      </text:list>
      <text:h text:style-name="P26" text:outline-level="3"><text:bookmark text:name="sec9"/>3.5  Pages web</text:h>
      <text:list xml:id="list1453569852666559121" text:style-name="L7">
        <text:list-item>
          <text:p text:style-name="P19">Mise aux normes HTML5 et CSS des pages WEB.</text:p>
        </text:list-item>
        <text:list-item>
          <text:p text:style-name="P7">Utilisation d’un design responsive.</text:p>
        </text:list-item>
      </text:list>
      <text:h text:style-name="P26" text:outline-level="3"><text:bookmark text:name="sec10"/><text:soft-page-break/>3.6  Documentation</text:h>
      <text:list xml:id="list6613167460075438803" text:style-name="L8">
        <text:list-item>
          <text:p text:style-name="P20">Documentation utilisateur, accessible depuis l’application.</text:p>
        </text:list-item>
        <text:list-item>
          <text:p text:style-name="P8">Documentation permettant de comprendre comment est construite l’application (shémas, impressions d’écran, MCD...).</text:p>
        </text:list-item>
      </text:list>
      <text:h text:style-name="P26" text:outline-level="3"><text:bookmark text:name="sec11"/>3.7  Accès depuis le réseau local</text:h>
      <text:list xml:id="list3322756286397178009" text:style-name="L9">
        <text:list-item>
          <text:p text:style-name="P9">Installation de l’application sur un serveur accessible depuis le réseau local.</text:p>
        </text:list-item>
      </text:list>
      <text:h text:style-name="P25" text:outline-level="2"><text:bookmark text:name="sec12"/>4  Productions</text:h>
      <text:h text:style-name="P26" text:outline-level="3"><text:bookmark text:name="sec13"/>4.1  Chef de projet</text:h>
      <text:p text:style-name="P23">Remise à la fin de la séance d’un rapport indiquant :</text:p>
      <text:list xml:id="list2813390857795269552" text:style-name="L10">
        <text:list-item>
          <text:p text:style-name="P10">La répartition des tâches et le planning (il est conseillé de faire un diagramme de Gantt).</text:p>
        </text:list-item>
      </text:list>
      <text:h text:style-name="P26" text:outline-level="3"><text:bookmark text:name="sec14"/>4.2  Équipe</text:h>
      <text:list xml:id="list104017266088697458" text:style-name="L11">
        <text:list-item>
          <text:p text:style-name="P21">Présentation sur diapositives (pdf ou powerpoint) des productions par l’équipe. Le chef de projet anime la présentation, mais tous les membres de l’équipe doivent intervenir au moins une fois.</text:p>
        </text:list-item>
        <text:list-item>
          <text:p text:style-name="P11">Démonstration des productions.</text:p>
        </text:list-item>
      </text:list>
      <text:h text:style-name="P26" text:outline-level="3"><text:bookmark text:name="sec15"/>4.3  Individuel</text:h>
      <text:p text:style-name="P23">Ajoutez à votre porte-folio :</text:p>
      <text:list xml:id="list6031610824012054969" text:style-name="L12">
        <text:list-item>
          <text:p text:style-name="P22">Un compte-rendu d’activité détaillant le travail que vous avez effectué (extraits de code, explications, impressions d’écran).</text:p>
        </text:list-item>
        <text:list-item>
          <text:p text:style-name="P22">Les codes sources.</text:p>
        </text:list-item>
        <text:list-item>
          <text:p text:style-name="P22">La documentation utilisateur.</text:p>
        </text:list-item>
        <text:list-item>
          <text:p text:style-name="P22">La documentation développeur.</text:p>
        </text:list-item>
        <text:list-item>
          <text:p text:style-name="P12">Les compétences mises en oeuvre.</text:p>
        </text:list-item>
      </text:list>
      <text:p text:style-name="Horizontal_20_Line"/>
      <text:p text:style-name="P27"><text:span text:style-name="Emphasis"><text:span text:style-name="T1">Ce document a été traduit de L</text:span></text:span><text:span text:style-name="Emphasis"><text:span text:style-name="T2">A</text:span></text:span><text:span text:style-name="Emphasis"><text:span text:style-name="T1">T</text:span></text:span><text:span text:style-name="Emphasis"><text:span text:style-name="T4">E</text:span></text:span><text:span text:style-name="Emphasis"><text:span text:style-name="T1">X par </text:span></text:span><text:a xlink:type="simple" xlink:href="http://hevea.inria.fr/" text:style-name="Internet_20_link" text:visited-style-name="Visited_20_Internet_20_Link"><text:span text:style-name="Emphasis">H</text:span></text:a><text:a xlink:type="simple" xlink:href="http://hevea.inria.fr/" text:style-name="Internet_20_link" text:visited-style-name="Visited_20_Internet_20_Link"><text:span text:style-name="Emphasis"><text:span text:style-name="T3">E</text:span></text:span></text:a><text:a xlink:type="simple" xlink:href="http://hevea.inria.fr/" text:style-name="Internet_20_link" text:visited-style-name="Visited_20_Internet_20_Link"><text:span text:style-name="Emphasis"><text:span text:style-name="T1">V</text:span></text:span></text:a><text:a xlink:type="simple" xlink:href="http://hevea.inria.fr/" text:style-name="Internet_20_link" text:visited-style-name="Visited_20_Internet_20_Link"><text:span text:style-name="Emphasis"><text:span text:style-name="T3">E</text:span></text:span></text:a><text:a xlink:type="simple" xlink:href="http://hevea.inria.fr/" text:style-name="Internet_20_link" text:visited-style-name="Visited_20_Internet_20_Link"><text:span text:style-name="Emphasis"><text:span text:style-name="T1">A</text:span>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01:46:33.994000000</meta:creation-date>
    <dc:date>2015-12-07T01:47:29.822000000</dc:date>
    <meta:editing-duration>PT56S</meta:editing-duration>
    <meta:editing-cycles>1</meta:editing-cycles>
    <meta:document-statistic meta:table-count="1" meta:image-count="0" meta:object-count="0" meta:page-count="3" meta:paragraph-count="71" meta:word-count="584" meta:character-count="3580" meta:non-whitespace-character-count="3089"/>
    <meta:generator>LibreOffice/4.3.1.2$Windows_x86 LibreOffice_project/958349dc3b25111dbca392fbc281a05559ef6848</meta:generator>
  </office:meta>
</office:document-meta>
</file>